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314">
            <text:p>314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46">
            <text:p>346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161">
            <text:p>1161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308">
            <text:p>308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44">
            <text:p>244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511">
            <text:p>511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358">
            <text:p>35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Not Reported </text:p>
          </table:table-cell>
          <table:table-cell table:style-name="ce23" office:value-type="float" office:value="90">
            <text:p>90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table:formula="oooc:=SUM([.B2:.B27])" office:value-type="string">
            <text:p>4781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3949">
            <text:p>394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875">
            <text:p>875</text:p>
          </table:table-cell>
        </table:table-row>
        <table:table-row table:style-name="ro2">
          <table:table-cell table:style-name="ce23" office:value-type="string">
            <text:p>Unk/Not Reported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table:formula="oooc:=SUM([.B2:.B4])" office:value-type="string">
            <text:p>4981</text:p>
          </table:table-cell>
        </table:table-row>
        <table:table-row table:style-name="ro2">
          <table:table-cell table:style-name="ce23" office:value-type="string">
            <text:p>* Resident of jurisdiction where offense occurred</text:p>
          </table:table-cell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156">
            <text:p>156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30">
            <text:p>23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730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: Exit not reported in 3957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table:formula="oooc:=SUM([.B2:.B8])" office:value-type="string">
            <text:p>714</text:p>
          </table:table-cell>
          <table:table-cell table:style-name="ce23" table:formula="oooc:=SUM([.C2:.C8])" office:value-type="string">
            <text:p>270</text:p>
          </table:table-cell>
          <table:table-cell table:style-name="ce23" table:formula="oooc:=SUM([.D2:.D8])" office:value-type="string">
            <text:p>138</text:p>
          </table:table-cell>
          <table:table-cell table:style-name="ce23" table:formula="oooc:=SUM([.E2:.E8])" office:value-type="string">
            <text:p>139</text:p>
          </table:table-cell>
          <table:table-cell table:style-name="ce23" table:formula="oooc:=SUM([.F2:.F8])" office:value-type="string">
            <text:p>342</text:p>
          </table:table-cell>
          <table:table-cell table:style-name="ce23" table:formula="oooc:=SUM([.G2:.G8])" office:value-type="string">
            <text:p>350</text:p>
          </table:table-cell>
          <table:table-cell table:style-name="ce23" table:formula="oooc:=SUM([.H2:.H8])" office:value-type="string">
            <text:p>484</text:p>
          </table:table-cell>
          <table:table-cell table:style-name="ce23" table:formula="oooc:=SUM([.I2:.I8])" office:value-type="string">
            <text:p>454</text:p>
          </table:table-cell>
          <table:table-cell table:style-name="ce23" table:formula="oooc:=SUM([.J2:.J8])" office:value-type="string">
            <text:p>421</text:p>
          </table:table-cell>
          <table:table-cell table:style-name="ce23" table:formula="oooc:=SUM([.K2:.K8])" office:value-type="string">
            <text:p>354</text:p>
          </table:table-cell>
          <table:table-cell table:style-name="ce23" table:formula="oooc:=SUM([.L2:.L8])" office:value-type="string">
            <text:p>407</text:p>
          </table:table-cell>
          <table:table-cell table:style-name="ce23" table:formula="oooc:=SUM([.M2:.M8])" office:value-type="string">
            <text:p>382</text:p>
          </table:table-cell>
          <table:table-cell table:style-name="ce23" table:formula="oooc:=SUM([.N2:.N8])" office:value-type="string">
            <text:p>232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1199">
            <text:p>1199</text:p>
          </table:table-cell>
          <table:table-cell table:style-name="ce23" office:value-type="float" office:value="876">
            <text:p>87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693">
            <text:p>693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1953">
            <text:p>1953</text:p>
          </table:table-cell>
          <table:table-cell table:style-name="ce23" office:value-type="float" office:value="1341">
            <text:p>134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40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374">
            <text:p>37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22">
            <text:p>1722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00">
            <text:p>2500</text:p>
          </table:table-cell>
          <table:table-cell table:style-name="ce23" office:value-type="float" office:value="1372">
            <text:p>1372</text:p>
          </table:table-cell>
          <table:table-cell table:style-name="ce23" office:value-type="float" office:value="454">
            <text:p>454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